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fr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Le Soleil dans la Bouche : Recettes Crétoises Savoureuses et Équilibrées&lt;/title&gt;</text:p>
      <text:p text:style-name="Standard"><text:s text:c="4"/>&lt;link rel="stylesheet" href="styles.css"&gt;</text:p>
      <text:p text:style-name="Standard"><text:s text:c="4"/>&lt;script src="https://cdn.jsdelivr.net/npm/chart.js"&gt;&lt;/script&gt;</text:p>
      <text:p text:style-name="Standard">&lt;/head&gt;</text:p>
      <text:p text:style-name="Standard">&lt;body&gt;</text:p>
      <text:p text:style-name="Standard"><text:s text:c="4"/>&lt;header&gt;</text:p>
      <text:p text:style-name="Standard"><text:s text:c="8"/>&lt;nav&gt;</text:p>
      <text:p text:style-name="Standard"><text:s text:c="12"/>&lt;ul&gt;</text:p>
      <text:p text:style-name="Standard"><text:s text:c="16"/>&lt;li&gt;&lt;a href="#home"&gt;Accueil&lt;/a&gt;&lt;/li&gt;</text:p>
      <text:p text:style-name="Standard"><text:s text:c="16"/>&lt;li&gt;&lt;a href="#about"&gt;À Propos&lt;/a&gt;&lt;/li&gt;</text:p>
      <text:p text:style-name="Standard"><text:s text:c="16"/>&lt;li&gt;&lt;a href="#calculator"&gt;Calculateur&lt;/a&gt;&lt;/li&gt;</text:p>
      <text:p text:style-name="Standard"><text:s text:c="16"/>&lt;li&gt;&lt;a href="#recipes"&gt;Recettes&lt;/a&gt;&lt;/li&gt;</text:p>
      <text:p text:style-name="Standard"><text:s text:c="16"/>&lt;li&gt;&lt;a href="#subscriptions"&gt;Abonnements&lt;/a&gt;&lt;/li&gt;</text:p>
      <text:p text:style-name="Standard"><text:s text:c="16"/>&lt;li&gt;&lt;a href="#blog"&gt;Blog&lt;/a&gt;&lt;/li&gt;</text:p>
      <text:p text:style-name="Standard"><text:s text:c="16"/>&lt;li&gt;&lt;a href="#suppliers"&gt;Fournisseurs&lt;/a&gt;&lt;/li&gt;</text:p>
      <text:p text:style-name="Standard"><text:s text:c="16"/>&lt;li&gt;&lt;a href="#contact"&gt;Contact&lt;/a&gt;&lt;/li&gt;</text:p>
      <text:p text:style-name="Standard"><text:s text:c="16"/>&lt;li&gt;&lt;a href="#faq"&gt;FAQ&lt;/a&gt;&lt;/li&gt;</text:p>
      <text:p text:style-name="Standard"><text:s text:c="12"/>&lt;/ul&gt;</text:p>
      <text:p text:style-name="Standard"><text:s text:c="8"/>&lt;/nav&gt;</text:p>
      <text:p text:style-name="Standard"><text:s text:c="4"/>&lt;/header&gt;</text:p>
      <text:p text:style-name="Standard"/>
      <text:p text:style-name="Standard"><text:s text:c="4"/>&lt;main&gt;</text:p>
      <text:p text:style-name="Standard"><text:s text:c="8"/>&lt;section id="home"&gt;</text:p>
      <text:p text:style-name="Standard"><text:s text:c="12"/>&lt;h1&gt;Bienvenue sur Le Soleil dans la Bouche&lt;/h1&gt;</text:p>
      <text:p text:style-name="Standard"><text:s text:c="12"/>&lt;div class="video-container"&gt;</text:p>
      <text:p text:style-name="Standard"><text:s text:c="16"/>&lt;iframe width="560" height="315" src="https://www.youtube.com/embed/votre_video_id" frameborder="0" allow="accelerometer; autoplay; clipboard-write; encrypted-media; gyroscope; picture-in-picture" allowfullscreen&gt;&lt;/iframe&gt;</text:p>
      <text:p text:style-name="Standard"><text:s text:c="12"/>&lt;/div&gt;</text:p>
      <text:p text:style-name="Standard"><text:s text:c="12"/>&lt;p class="intro"&gt;Entrez vos données pour découvrir des recettes crétoises personnalisées et bénéfiques pour votre santé!&lt;/p&gt;</text:p>
      <text:p text:style-name="Standard"><text:s text:c="8"/>&lt;/section&gt;</text:p>
      <text:p text:style-name="Standard"/>
      <text:p text:style-name="Standard"><text:s text:c="8"/>&lt;section id="about"&gt;</text:p>
      <text:p text:style-name="Standard"><text:s text:c="12"/>&lt;h2&gt;À Propos&lt;/h2&gt;</text:p>
      <text:p text:style-name="Standard"><text:s text:c="12"/>&lt;p&gt;Présentation de vous-même ou de votre équipe, votre mission, et l'histoire derrière votre concept.&lt;/p&gt;</text:p>
      <text:p text:style-name="Standard"><text:s text:c="8"/>&lt;/section&gt;</text:p>
      <text:p text:style-name="Standard"/>
      <text:p text:style-name="Standard"><text:s text:c="8"/>&lt;section id="calculator"&gt;</text:p>
      <text:p text:style-name="Standard"><text:s text:c="12"/>&lt;h2&gt;Calculateur d'IMC et de Calories&lt;/h2&gt;</text:p>
      <text:p text:style-name="Standard"><text:s text:c="12"/>&lt;form id="health-form"&gt;</text:p>
      <text:p text:style-name="Standard"><text:s text:c="16"/>&lt;label for="height"&gt;Hauteur (cm):&lt;/label&gt;</text:p>
      <text:p text:style-name="Standard"><text:s text:c="16"/>&lt;input type="number" id="height" required&gt;</text:p>
      <text:p text:style-name="Standard"><text:s text:c="16"/>&lt;label for="weight"&gt;Poids (kg):&lt;/label&gt;</text:p>
      <text:p text:style-name="Standard"><text:s text:c="16"/>&lt;input type="number" id="weight" required&gt;</text:p>
      <text:p text:style-name="Standard"><text:soft-page-break/><text:s text:c="16"/>&lt;label for="age"&gt;Âge:&lt;/label&gt;</text:p>
      <text:p text:style-name="Standard"><text:s text:c="16"/>&lt;input type="number" id="age" required&gt;</text:p>
      <text:p text:style-name="Standard"><text:s text:c="16"/>&lt;label for="sex"&gt;Sexe:&lt;/label&gt;</text:p>
      <text:p text:style-name="Standard"><text:s text:c="16"/>&lt;select id="sex" required&gt;</text:p>
      <text:p text:style-name="Standard"><text:s text:c="20"/>&lt;option value="male"&gt;Homme&lt;/option&gt;</text:p>
      <text:p text:style-name="Standard"><text:s text:c="20"/>&lt;option value="female"&gt;Femme&lt;/option&gt;</text:p>
      <text:p text:style-name="Standard"><text:s text:c="16"/>&lt;/select&gt;</text:p>
      <text:p text:style-name="Standard"><text:s text:c="16"/>&lt;label for="activity"&gt;Niveau d'activité:&lt;/label&gt;</text:p>
      <text:p text:style-name="Standard"><text:s text:c="16"/>&lt;select id="activity" required&gt;</text:p>
      <text:p text:style-name="Standard"><text:s text:c="20"/>&lt;option value="sedentary"&gt;Sédentaire&lt;/option&gt;</text:p>
      <text:p text:style-name="Standard"><text:s text:c="20"/>&lt;option value="light"&gt;Légère&lt;/option&gt;</text:p>
      <text:p text:style-name="Standard"><text:s text:c="20"/>&lt;option value="moderate"&gt;Modérée&lt;/option&gt;</text:p>
      <text:p text:style-name="Standard"><text:s text:c="20"/>&lt;option value="active"&gt;Active&lt;/option&gt;</text:p>
      <text:p text:style-name="Standard"><text:s text:c="20"/>&lt;option value="very active"&gt;Très active&lt;/option&gt;</text:p>
      <text:p text:style-name="Standard"><text:s text:c="16"/>&lt;/select&gt;</text:p>
      <text:p text:style-name="Standard"><text:s text:c="16"/>&lt;button type="submit"&gt;Calculer&lt;/button&gt;</text:p>
      <text:p text:style-name="Standard"><text:s text:c="12"/>&lt;/form&gt;</text:p>
      <text:p text:style-name="Standard"><text:s text:c="12"/>&lt;div id="result"&gt;&lt;/div&gt;</text:p>
      <text:p text:style-name="Standard"><text:s text:c="12"/>&lt;canvas id="bmiChart"&gt;&lt;/canvas&gt;</text:p>
      <text:p text:style-name="Standard"><text:s text:c="8"/>&lt;/section&gt;</text:p>
      <text:p text:style-name="Standard"/>
      <text:p text:style-name="Standard"><text:s text:c="8"/>&lt;section id="recipes"&gt;</text:p>
      <text:p text:style-name="Standard"><text:s text:c="12"/>&lt;h2&gt;Recettes&lt;/h2&gt;</text:p>
      <text:p text:style-name="Standard"/>
      <text:p text:style-name="Standard"><text:s text:c="12"/>&lt;!-- Example of a recipe section --&gt;</text:p>
      <text:p text:style-name="Standard"><text:s text:c="12"/>&lt;div id="recipe1"&gt;</text:p>
      <text:p text:style-name="Standard"><text:s text:c="16"/>&lt;h3&gt;Soupe de Pois Chiches (Revithia)&lt;/h3&gt;</text:p>
      <text:p text:style-name="Standard"><text:s text:c="16"/>&lt;div class="video-container"&gt;</text:p>
      <text:p text:style-name="Standard"><text:s text:c="20"/>&lt;iframe width="560" height="315" src="https://www.youtube.com/embed/your_video_id_1" frameborder="0" allow="accelerometer; autoplay; clipboard-write; encrypted-media; gyroscope; picture-in-picture" allowfullscreen&gt;&lt;/iframe&gt;</text:p>
      <text:p text:style-name="Standard"><text:s text:c="16"/>&lt;/div&gt;</text:p>
      <text:p text:style-name="Standard"><text:s text:c="16"/>&lt;ul&gt;</text:p>
      <text:p text:style-name="Standard"><text:s text:c="20"/>&lt;li&gt;Pois chiches secs - &lt;a href="https://www.grecos-bio.com" target="_blank"&gt;Grecos Bio&lt;/a&gt;&lt;/li&gt;</text:p>
      <text:p text:style-name="Standard"><text:s text:c="20"/>&lt;li&gt;Huile d'olive - &lt;a href="https://www.prestigecretois.fr" target="_blank"&gt;Prestige Crétois&lt;/a&gt;&lt;/li&gt;</text:p>
      <text:p text:style-name="Standard"><text:s text:c="20"/>&lt;li&gt;Oignon - &lt;a href="https://www.e-grece.com" target="_blank"&gt;E-Grece&lt;/a&gt;&lt;/li&gt;</text:p>
      <text:p text:style-name="Standard"><text:s text:c="20"/>&lt;li&gt;Ail - &lt;a href="https://www.prestigecretois.fr" target="_blank"&gt;Prestige Crétois&lt;/a&gt;&lt;/li&gt;</text:p>
      <text:p text:style-name="Standard"><text:s text:c="20"/>&lt;li&gt;Feuilles de laurier - &lt;a href="https://www.grecos-bio.com" target="_blank"&gt;Grecos Bio&lt;/a&gt;&lt;/li&gt;</text:p>
      <text:p text:style-name="Standard"><text:s text:c="20"/>&lt;li&gt;Jus de citron - &lt;a href="https://www.grecos-bio.com" target="_blank"&gt;Grecos Bio&lt;/a&gt;&lt;/li&gt;</text:p>
      <text:p text:style-name="Standard"><text:s text:c="20"/>&lt;li&gt;Sel et poivre - &lt;a href="https://www.e-grece.com" target="_blank"&gt;E-Grece&lt;/a&gt;&lt;/li&gt;</text:p>
      <text:p text:style-name="Standard"><text:s text:c="16"/>&lt;/ul&gt;</text:p>
      <text:p text:style-name="Standard"><text:s text:c="12"/>&lt;/div&gt;</text:p>
      <text:p text:style-name="Standard"/>
      <text:p text:style-name="Standard"><text:s text:c="12"/>&lt;div id="recipe2"&gt;</text:p>
      <text:p text:style-name="Standard"><text:s text:c="16"/>&lt;h3&gt;Salade Grecque&lt;/h3&gt;</text:p>
      <text:p text:style-name="Standard"><text:soft-page-break/><text:s text:c="16"/>&lt;div class="video-container"&gt;</text:p>
      <text:p text:style-name="Standard"><text:s text:c="20"/>&lt;iframe width="560" height="315" src="https://www.youtube.com/embed/your_video_id_2" frameborder="0" allow="accelerometer; autoplay; clipboard-write; encrypted-media; gyroscope; picture-in-picture" allowfullscreen&gt;&lt;/iframe&gt;</text:p>
      <text:p text:style-name="Standard"><text:s text:c="16"/>&lt;/div&gt;</text:p>
      <text:p text:style-name="Standard"><text:s text:c="16"/>&lt;ul&gt;</text:p>
      <text:p text:style-name="Standard"><text:s text:c="20"/>&lt;li&gt;Tomates - &lt;a href="https://www.grecos-bio.com" target="_blank"&gt;Grecos Bio&lt;/a&gt;&lt;/li&gt;</text:p>
      <text:p text:style-name="Standard"><text:s text:c="20"/>&lt;li&gt;Concombre - &lt;a href="https://www.e-grece.com" target="_blank"&gt;E-Grece&lt;/a&gt;&lt;/li&gt;</text:p>
      <text:p text:style-name="Standard"><text:s text:c="20"/>&lt;li&gt;Oignon rouge - &lt;a href="https://www.e-grece.com" target="_blank"&gt;E-Grece&lt;/a&gt;&lt;/li&gt;</text:p>
      <text:p text:style-name="Standard"><text:s text:c="20"/>&lt;li&gt;Poivron vert - &lt;a href="https://www.grecos-bio.com" target="_blank"&gt;Grecos Bio&lt;/a&gt;&lt;/li&gt;</text:p>
      <text:p text:style-name="Standard"><text:s text:c="20"/>&lt;li&gt;Olives - &lt;a href="https://www.prestigecretois.fr" target="_blank"&gt;Prestige Crétois&lt;/a&gt;&lt;/li&gt;</text:p>
      <text:p text:style-name="Standard"><text:s text:c="20"/>&lt;li&gt;Feta - &lt;a href="https://www.e-grece.com" target="_blank"&gt;E-Grece&lt;/a&gt;&lt;/li&gt;</text:p>
      <text:p text:style-name="Standard"><text:s text:c="20"/>&lt;li&gt;Huile d'olive - &lt;a href="https://www.prestigecretois.fr" target="_blank"&gt;Prestige Crétois&lt;/a&gt;&lt;/li&gt;</text:p>
      <text:p text:style-name="Standard"><text:s text:c="20"/>&lt;li&gt;Origan - &lt;a href="https://www.grecos-bio.com" target="_blank"&gt;Grecos Bio&lt;/a&gt;&lt;/li&gt;</text:p>
      <text:p text:style-name="Standard"><text:s text:c="16"/>&lt;/ul&gt;</text:p>
      <text:p text:style-name="Standard"><text:s text:c="12"/>&lt;/div&gt;</text:p>
      <text:p text:style-name="Standard"/>
      <text:p text:style-name="Standard"><text:s text:c="12"/>&lt;div id="recipe3"&gt;</text:p>
      <text:p text:style-name="Standard"><text:s text:c="16"/>&lt;h3&gt;Tzatziki&lt;/h3&gt;</text:p>
      <text:p text:style-name="Standard"><text:s text:c="16"/>&lt;div class="video-container"&gt;</text:p>
      <text:p text:style-name="Standard"><text:s text:c="20"/>&lt;iframe width="560" height="315" src="https://www.youtube.com/embed/your_video_id_3" frameborder="0" allow="accelerometer; autoplay; clipboard-write; encrypted-media; gyroscope; picture-in-picture" allowfullscreen&gt;&lt;/iframe&gt;</text:p>
      <text:p text:style-name="Standard"><text:s text:c="16"/>&lt;/div&gt;</text:p>
      <text:p text:style-name="Standard"><text:s text:c="16"/>&lt;ul&gt;</text:p>
      <text:p text:style-name="Standard"><text:s text:c="20"/>&lt;li&gt;Yaourt grec - &lt;a href="https://www.grecos-bio.com" target="_blank"&gt;Grecos Bio&lt;/a&gt;&lt;/li&gt;</text:p>
      <text:p text:style-name="Standard"><text:s text:c="20"/>&lt;li&gt;Concombre - &lt;a href="https://www.e-grece.com" target="_blank"&gt;E-Grece&lt;/a&gt;&lt;/li&gt;</text:p>
      <text:p text:style-name="Standard"><text:s text:c="20"/>&lt;li&gt;Ail - &lt;a href="https://www.prestigecretois.fr" target="_blank"&gt;Prestige Crétois&lt;/a&gt;&lt;/li&gt;</text:p>
      <text:p text:style-name="Standard"><text:s text:c="20"/>&lt;li&gt;Aneth - &lt;a href="https://www.grecos-bio.com" target="_blank"&gt;Grecos Bio&lt;/a&gt;&lt;/li&gt;</text:p>
      <text:p text:style-name="Standard"><text:s text:c="20"/>&lt;li&gt;Huile d'olive - &lt;a href="https://www.prestigecretois.fr" target="_blank"&gt;Prestige Crétois&lt;/a&gt;&lt;/li&gt;</text:p>
      <text:p text:style-name="Standard"><text:s text:c="20"/>&lt;li&gt;Sel - &lt;a href="https://www.e-grece.com" target="_blank"&gt;E-Grece&lt;/a&gt;&lt;/li&gt;</text:p>
      <text:p text:style-name="Standard"><text:s text:c="16"/>&lt;/ul&gt;</text:p>
      <text:p text:style-name="Standard"><text:s text:c="12"/>&lt;/div&gt;</text:p>
      <text:p text:style-name="Standard"/>
      <text:p text:style-name="Standard"><text:s text:c="12"/>&lt;div id="recipe4"&gt;</text:p>
      <text:p text:style-name="Standard"><text:s text:c="16"/>&lt;h3&gt;Fava (Purée de Pois Cassés)&lt;/h3&gt;</text:p>
      <text:p text:style-name="Standard"><text:s text:c="16"/>&lt;div class="video-container"&gt;</text:p>
      <text:p text:style-name="Standard"><text:soft-page-break/><text:s text:c="20"/>&lt;iframe width="560" height="315" src="https://www.youtube.com/embed/your_video_id_4" frameborder="0" allow="accelerometer; autoplay; clipboard-write; encrypted-media; gyroscope; picture-in-picture" allowfullscreen&gt;&lt;/iframe&gt;</text:p>
      <text:p text:style-name="Standard"><text:s text:c="16"/>&lt;/div&gt;</text:p>
      <text:p text:style-name="Standard"><text:s text:c="16"/>&lt;ul&gt;</text:p>
      <text:p text:style-name="Standard"><text:s text:c="20"/>&lt;li&gt;Pois cassés - &lt;a href="https://www.grecos-bio.com" target="_blank"&gt;Grecos Bio&lt;/a&gt;&lt;/li&gt;</text:p>
      <text:p text:style-name="Standard"><text:s text:c="20"/>&lt;li&gt;Oignon - &lt;a href="https://www.e-grece.com" target="_blank"&gt;E-Grece&lt;/a&gt;&lt;/li&gt;</text:p>
      <text:p text:style-name="Standard"><text:s text:c="20"/>&lt;li&gt;Huile d'olive - &lt;a href="https://www.prestigecretois.fr" target="_blank"&gt;Prestige Crétois&lt;/a&gt;&lt;/li&gt;</text:p>
      <text:p text:style-name="Standard"><text:s text:c="20"/>&lt;li&gt;C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2:19:36.061102415</meta:creation-date>
    <dc:date>2024-07-08T16:39:49.972311317</dc:date>
    <meta:editing-duration>PT30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22" meta:word-count="435" meta:character-count="7463" meta:non-whitespace-character-count="5391"/>
  </office:meta>
</office:document-meta>
</file>